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language-asian="ko" style:country-asian="KR" style:font-size-complex="9pt"/>
    </style:style>
    <style:style style:name="P2" style:family="paragraph" style:parent-style-name="Standard">
      <style:text-properties fo:font-size="9pt" style:font-size-asian="9pt" style:language-asian="ko" style:country-asian="KR" style:font-size-complex="9pt"/>
    </style:style>
    <style:style style:name="P3" style:family="paragraph" style:parent-style-name="Text_20_body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AGrapher</text:h>
      <text:p text:style-name="P1">Fixed tag_remove null pointer access violation: <text:date style:data-style-name="N37" text:date-value="2010-04-08T17:13:28.37" text:fixed="true">04/08/10</text:date></text:p>
      <text:p text:style-name="P1">Resolve symbolic names if available: <text:date style:data-style-name="N37" text:date-value="2010-04-08T17:41:04.67" text:fixed="true">04/08/10</text:date></text:p>
      <text:p text:style-name="P1"/>
      <text:p text:style-name="P1"/>
      <text:h text:style-name="Heading_20_1" text:outline-level="1">Usage</text:h>
      <text:p text:style-name="Text_20_body"><text:a xlink:type="simple" xlink:href="http://code.google.com/p/idagrapher/wiki/Usage?ts=1270776041&amp;updated=Usage">http://code.google.com/p/idagrapher/wiki/Usage?ts=1270776041&amp;updated=Usage</text:a></text:p>
      <text:section text:style-name="Sect1" text:name="Section1">
        <text:p text:style-name="P3"><text:s/>Usage <text:s text:c="2"/></text:p>
        <text:p text:style-name="P3">How to start using the script?</text:p>
        <text:p text:style-name="P3">Introduction</text:p>
        <text:p text:style-name="P3"/>
        <text:p text:style-name="P3">This is a simple notes how you can use the script.</text:p>
        <text:p text:style-name="P3">Details</text:p>
        <text:p text:style-name="P3"/>
        <text:p text:style-name="P3">Here's how you can use this script:</text:p>
        <text:p text:style-name="P3"/>
        <text:p text:style-name="P3"><text:s text:c="4"/>* You need to install IDAPython if you don't have it installed or have it by default. </text:p>
        <text:p text:style-name="P3"/>
        <text:p text:style-name="P3"><text:s text:c="4"/>* Download and install graphviz package from http://www.graphviz.org </text:p>
        <text:p text:style-name="P3"/>
        <text:p text:style-name="P3"><text:s text:c="4"/>* Just download and copy IDAGrapher.py from the source page. </text:p>
        <text:p text:style-name="P3"/>
        <text:p text:style-name="P3"><text:s text:c="4"/>* Run the script from IDAPython(Alt-9). </text:p>
        <text:p text:style-name="P3"/>
        <text:p text:style-name="P3"><text:s text:c="4"/>* The script will ask the path for saving the result. </text:p>
        <text:p text:style-name="P3"/>
        <text:p text:style-name="P3"><text:s text:c="4"/>* It will create .dot and .png file. It will try to launch default graphics viewer to show the png file when the analysis is done. </text:p>
        <text:p text:style-name="P3"/>
        <text:p text:style-name="P3"><text:s text:c="4"/>* Don't try to run this script with huge amount of code inside it. This script is current for polymorphed binaries with relatively small size of polymorphic bootstrap code. 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08T17:12:57.54</meta:creation-date>
    <dc:date>2010-04-08T18:19:15.36</dc:date>
    <meta:editing-duration>PT00H04M52S</meta:editing-duration>
    <meta:editing-cycles>6</meta:editing-cycles>
    <meta:generator>OpenOffice.org/3.1$Win32 OpenOffice.org_project/310m19$Build-9420</meta:generator>
    <meta:document-statistic meta:table-count="0" meta:image-count="0" meta:object-count="0" meta:page-count="1" meta:paragraph-count="18" meta:word-count="150" meta:character-count="975"/>
  </office:meta>
</office:document-meta>
</file>